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Tool.addRequestParamsExcept( String ... ignoreThe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getContextPath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inkTool.addMissingRequestParams( String ... ignoreThe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inkTool.getContex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kTool.getRequestPath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inkTool.isPathChang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inkTool.addRequestParams( boolean ignore , String ... special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inkTool.addRequestParams( String ... butOnlyThe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configure( ValueParser pro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inkTool.LinkT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Tool.setIncludeRequestParams( boolean includeRequest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ool.setFromRequest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nkTool.contains( String [ ] set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